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B0000049DED72271EC7376FEE.png" manifest:media-type="image/png"/>
  <manifest:file-entry manifest:full-path="Pictures/1000020100000E9F0000069D0F596933DF72E31E.png" manifest:media-type="image/png"/>
  <manifest:file-entry manifest:full-path="Pictures/100002010000011E000001A470474C9A3A44037C.png" manifest:media-type="image/png"/>
  <manifest:file-entry manifest:full-path="Pictures/10000000000003DD00000318AB5478B2639562E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ns1="urn:oasis:names:tc:opendocument:xmlns:style:1.0" xmlns:ns2="urn:oasis:names:tc:opendocument:xmlns:svg-compatible:1.0" xmlns:ns3="http://openoffice.org/2009/office" xmlns:ns4="urn:oasis:names:tc:opendocument:xmlns:xsl-fo-compatible:1.0" xmlns:ns5="urn:org:documentfoundation:names:experimental:office:xmlns:loext:1.0" xmlns:ns6="urn:oasis:names:tc:opendocument:xmlns:drawing:1.0" xmlns:ns8="http://www.w3.org/1999/xlink" xmlns:office="urn:oasis:names:tc:opendocument:xmlns:office:1.0" xmlns:text="urn:oasis:names:tc:opendocument:xmlns:text:1.0" office:version="1.3">
  <office:scripts/>
  <office:font-face-decls>
    <ns1:font-face ns1:name="OpenSymbol" ns2:font-family="OpenSymbol" ns1:font-charset="x-symbol"/>
    <ns1:font-face ns1:name="Lucida Sans1" ns2:font-family="'Lucida Sans'" ns1:font-family-generic="swiss"/>
    <ns1:font-face ns1:name="Liberation Serif" ns2:font-family="'Liberation Serif'" ns1:font-family-generic="roman" ns1:font-pitch="variable"/>
    <ns1:font-face ns1:name="Liberation Sans" ns2:font-family="'Liberation Sans'" ns1:font-family-generic="swiss" ns1:font-pitch="variable"/>
    <ns1:font-face ns1:name="Lucida Sans" ns2:font-family="'Lucida Sans'" ns1:font-family-generic="system" ns1:font-pitch="variable"/>
    <ns1:font-face ns1:name="Microsoft YaHei" ns2:font-family="'Microsoft YaHei'" ns1:font-family-generic="system" ns1:font-pitch="variable"/>
    <ns1:font-face ns1:name="NSimSun" ns2:font-family="NSimSun" ns1:font-family-generic="system" ns1:font-pitch="variable"/>
  </office:font-face-decls>
  <office:automatic-styles>
    <ns1:style ns1:name="P1" ns1:family="paragraph" ns1:parent-style-name="Standard">
      <ns1:text-properties ns3:rsid="001def84" ns3:paragraph-rsid="001def84"/>
    </ns1:style>
    <ns1:style ns1:name="P2" ns1:family="paragraph" ns1:parent-style-name="Standard">
      <ns1:text-properties ns3:rsid="001def84" ns3:paragraph-rsid="0020e7d6"/>
    </ns1:style>
    <ns1:style ns1:name="P3" ns1:family="paragraph" ns1:parent-style-name="Standard">
      <ns1:paragraph-properties ns4:text-align="justify" ns1:justify-single-word="false"/>
      <ns1:text-properties ns3:paragraph-rsid="001def84"/>
    </ns1:style>
    <ns1:style ns1:name="P4" ns1:family="paragraph" ns1:parent-style-name="Figure_20_Index_20_1">
      <ns1:text-properties ns3:paragraph-rsid="002cbe54"/>
    </ns1:style>
    <ns1:style ns1:name="P5" ns1:family="paragraph" ns1:parent-style-name="Heading_20_3">
      <ns1:text-properties ns4:color="#000000" ns5:opacity="100%"/>
    </ns1:style>
    <ns1:style ns1:name="P6" ns1:family="paragraph" ns1:parent-style-name="Standard" ns1:list-style-name="L1">
      <ns1:text-properties ns3:rsid="001def84" ns3:paragraph-rsid="001def84"/>
    </ns1:style>
    <ns1:style ns1:name="P7" ns1:family="paragraph" ns1:parent-style-name="Standard">
      <ns1:text-properties ns3:rsid="001def84" ns3:paragraph-rsid="001def84"/>
    </ns1:style>
    <ns1:style ns1:name="P8" ns1:family="paragraph" ns1:parent-style-name="Standard" ns1:list-style-name="L2">
      <ns1:text-properties ns3:rsid="001def84" ns3:paragraph-rsid="001def84"/>
    </ns1:style>
    <ns1:style ns1:name="P9" ns1:family="paragraph" ns1:parent-style-name="Standard" ns1:list-style-name="L2">
      <ns1:text-properties ns3:paragraph-rsid="001def84"/>
    </ns1:style>
    <ns1:style ns1:name="P10" ns1:family="paragraph" ns1:parent-style-name="Text_20_body">
      <ns1:text-properties ns3:rsid="002b2295" ns3:paragraph-rsid="002b2295"/>
    </ns1:style>
    <ns1:style ns1:name="T1" ns1:family="text">
      <ns1:text-properties ns3:rsid="001def84"/>
    </ns1:style>
    <ns1:style ns1:name="T2" ns1:family="text">
      <ns1:text-properties ns3:rsid="001f9e71"/>
    </ns1:style>
    <ns1:style ns1:name="T3" ns1:family="text">
      <ns1:text-properties ns3:rsid="00206381"/>
    </ns1:style>
    <ns1:style ns1:name="T4" ns1:family="text">
      <ns1:text-properties ns3:rsid="0020e7d6"/>
    </ns1:style>
    <ns1:style ns1:name="T5" ns1:family="text">
      <ns1:text-properties ns3:rsid="002226ec"/>
    </ns1:style>
    <ns1:style ns1:name="T6" ns1:family="text">
      <ns1:text-properties ns4:font-weight="bold" ns1:font-weight-asian="bold" ns1:font-weight-complex="bold"/>
    </ns1:style>
    <ns1:style ns1:name="T7" ns1:family="text">
      <ns1:text-properties ns4:font-weight="bold" ns3:rsid="002226ec" ns1:font-weight-asian="bold" ns1:font-weight-complex="bold"/>
    </ns1:style>
    <ns1:style ns1:name="T8" ns1:family="text">
      <ns1:text-properties ns4:font-weight="bold" ns3:rsid="001def84" ns1:font-weight-asian="bold" ns1:font-weight-complex="bold"/>
    </ns1:style>
    <ns1:style ns1:name="T9" ns1:family="text">
      <ns1:text-properties ns3:rsid="00250587"/>
    </ns1:style>
    <ns1:style ns1:name="T10" ns1:family="text">
      <ns1:text-properties ns3:rsid="00266f99"/>
    </ns1:style>
    <ns1:style ns1:name="T11" ns1:family="text">
      <ns1:text-properties ns3:rsid="00275c79"/>
    </ns1:style>
    <ns1:style ns1:name="T12" ns1:family="text">
      <ns1:text-properties ns3:rsid="0027c6c1"/>
    </ns1:style>
    <ns1:style ns1:name="T13" ns1:family="text">
      <ns1:text-properties ns3:rsid="0028939a"/>
    </ns1:style>
    <ns1:style ns1:name="T14" ns1:family="text">
      <ns1:text-properties ns3:rsid="002b2295"/>
    </ns1:style>
    <ns1:style ns1:name="T15" ns1:family="text">
      <ns1:text-properties ns3:rsid="002cbe54"/>
    </ns1:style>
    <ns1:style ns1:name="fr1" ns1:family="graphic" ns1:parent-style-name="Graphics">
      <ns1:graphic-properties ns1:vertical-pos="top" ns1:vertical-rel="baseline" ns1:mirror="none" ns4:clip="rect(0cm, 0cm, 0cm, 0cm)" ns6:luminance="0%" ns6:contrast="0%" ns6:red="0%" ns6:green="0%" ns6:blue="0%" ns6:gamma="100%" ns6:color-inversion="false" ns6:image-opacity="100%" ns6:color-mode="standard"/>
    </ns1:style>
    <ns1:style ns1:name="fr2" ns1:family="graphic" ns1:parent-style-name="Graphics">
      <ns1:graphic-properties ns1:vertical-pos="top" ns1:vertical-rel="baseline" ns1:horizontal-pos="center" ns1:horizontal-rel="paragraph" ns1:mirror="none" ns4:clip="rect(0cm, 0cm, 0cm, 0cm)" ns6:luminance="0%" ns6:contrast="0%" ns6:red="0%" ns6:green="0%" ns6:blue="0%" ns6:gamma="100%" ns6:color-inversion="false" ns6:image-opacity="100%" ns6:color-mode="standard"/>
    </ns1:style>
    <ns1:style ns1:name="fr3" ns1:family="graphic" ns1:parent-style-name="Graphics">
      <ns1:graphic-properties ns1:vertical-pos="middle" ns1:vertical-rel="baseline" ns1:horizontal-pos="from-left" ns1:horizontal-rel="paragraph" ns1:mirror="none" ns4:clip="rect(0cm, 0cm, 0cm, 0cm)" ns6:luminance="0%" ns6:contrast="0%" ns6:red="0%" ns6:green="0%" ns6:blue="0%" ns6:gamma="100%" ns6:color-inversion="false" ns6:image-opacity="100%" ns6:color-mode="standard"/>
    </ns1:style>
    <text:list-style ns1:name="L1">
      <text:list-level-style-bullet text:level="1" text:style-name="Bullet_20_Symbols" text:bullet-char="•">
        <ns1:list-level-properties text:list-level-position-and-space-mode="label-alignment">
          <ns1:list-level-label-alignment text:label-followed-by="listtab" text:list-tab-stop-position="1.27cm" ns4:text-indent="-0.635cm" ns4:margin-left="1.27cm"/>
        </ns1:list-level-properties>
      </text:list-level-style-bullet>
      <text:list-level-style-bullet text:level="2" text:style-name="Bullet_20_Symbols" text:bullet-char="◦">
        <ns1:list-level-properties text:list-level-position-and-space-mode="label-alignment">
          <ns1:list-level-label-alignment text:label-followed-by="listtab" text:list-tab-stop-position="1.905cm" ns4:text-indent="-0.635cm" ns4:margin-left="1.905cm"/>
        </ns1:list-level-properties>
      </text:list-level-style-bullet>
      <text:list-level-style-bullet text:level="3" text:style-name="Bullet_20_Symbols" text:bullet-char="▪">
        <ns1:list-level-properties text:list-level-position-and-space-mode="label-alignment">
          <ns1:list-level-label-alignment text:label-followed-by="listtab" text:list-tab-stop-position="2.54cm" ns4:text-indent="-0.635cm" ns4:margin-left="2.54cm"/>
        </ns1:list-level-properties>
      </text:list-level-style-bullet>
      <text:list-level-style-bullet text:level="4" text:style-name="Bullet_20_Symbols" text:bullet-char="•">
        <ns1:list-level-properties text:list-level-position-and-space-mode="label-alignment">
          <ns1:list-level-label-alignment text:label-followed-by="listtab" text:list-tab-stop-position="3.175cm" ns4:text-indent="-0.635cm" ns4:margin-left="3.175cm"/>
        </ns1:list-level-properties>
      </text:list-level-style-bullet>
      <text:list-level-style-bullet text:level="5" text:style-name="Bullet_20_Symbols" text:bullet-char="◦">
        <ns1:list-level-properties text:list-level-position-and-space-mode="label-alignment">
          <ns1:list-level-label-alignment text:label-followed-by="listtab" text:list-tab-stop-position="3.81cm" ns4:text-indent="-0.635cm" ns4:margin-left="3.81cm"/>
        </ns1:list-level-properties>
      </text:list-level-style-bullet>
      <text:list-level-style-bullet text:level="6" text:style-name="Bullet_20_Symbols" text:bullet-char="▪">
        <ns1:list-level-properties text:list-level-position-and-space-mode="label-alignment">
          <ns1:list-level-label-alignment text:label-followed-by="listtab" text:list-tab-stop-position="4.445cm" ns4:text-indent="-0.635cm" ns4:margin-left="4.445cm"/>
        </ns1:list-level-properties>
      </text:list-level-style-bullet>
      <text:list-level-style-bullet text:level="7" text:style-name="Bullet_20_Symbols" text:bullet-char="•">
        <ns1:list-level-properties text:list-level-position-and-space-mode="label-alignment">
          <ns1:list-level-label-alignment text:label-followed-by="listtab" text:list-tab-stop-position="5.08cm" ns4:text-indent="-0.635cm" ns4:margin-left="5.08cm"/>
        </ns1:list-level-properties>
      </text:list-level-style-bullet>
      <text:list-level-style-bullet text:level="8" text:style-name="Bullet_20_Symbols" text:bullet-char="◦">
        <ns1:list-level-properties text:list-level-position-and-space-mode="label-alignment">
          <ns1:list-level-label-alignment text:label-followed-by="listtab" text:list-tab-stop-position="5.715cm" ns4:text-indent="-0.635cm" ns4:margin-left="5.715cm"/>
        </ns1:list-level-properties>
      </text:list-level-style-bullet>
      <text:list-level-style-bullet text:level="9" text:style-name="Bullet_20_Symbols" text:bullet-char="▪">
        <ns1:list-level-properties text:list-level-position-and-space-mode="label-alignment">
          <ns1:list-level-label-alignment text:label-followed-by="listtab" text:list-tab-stop-position="6.35cm" ns4:text-indent="-0.635cm" ns4:margin-left="6.35cm"/>
        </ns1:list-level-properties>
      </text:list-level-style-bullet>
      <text:list-level-style-bullet text:level="10" text:style-name="Bullet_20_Symbols" text:bullet-char="•">
        <ns1:list-level-properties text:list-level-position-and-space-mode="label-alignment">
          <ns1:list-level-label-alignment text:label-followed-by="listtab" text:list-tab-stop-position="6.985cm" ns4:text-indent="-0.635cm" ns4:margin-left="6.985cm"/>
        </ns1:list-level-properties>
      </text:list-level-style-bullet>
    </text:list-style>
    <text:list-style ns1:name="L2">
      <text:list-level-style-bullet text:level="1" text:style-name="Bullet_20_Symbols" text:bullet-char="•">
        <ns1:list-level-properties text:list-level-position-and-space-mode="label-alignment">
          <ns1:list-level-label-alignment text:label-followed-by="listtab" text:list-tab-stop-position="1.27cm" ns4:text-indent="-0.635cm" ns4:margin-left="1.27cm"/>
        </ns1:list-level-properties>
      </text:list-level-style-bullet>
      <text:list-level-style-bullet text:level="2" text:style-name="Bullet_20_Symbols" text:bullet-char="◦">
        <ns1:list-level-properties text:list-level-position-and-space-mode="label-alignment">
          <ns1:list-level-label-alignment text:label-followed-by="listtab" text:list-tab-stop-position="1.905cm" ns4:text-indent="-0.635cm" ns4:margin-left="1.905cm"/>
        </ns1:list-level-properties>
      </text:list-level-style-bullet>
      <text:list-level-style-bullet text:level="3" text:style-name="Bullet_20_Symbols" text:bullet-char="▪">
        <ns1:list-level-properties text:list-level-position-and-space-mode="label-alignment">
          <ns1:list-level-label-alignment text:label-followed-by="listtab" text:list-tab-stop-position="2.54cm" ns4:text-indent="-0.635cm" ns4:margin-left="2.54cm"/>
        </ns1:list-level-properties>
      </text:list-level-style-bullet>
      <text:list-level-style-bullet text:level="4" text:style-name="Bullet_20_Symbols" text:bullet-char="•">
        <ns1:list-level-properties text:list-level-position-and-space-mode="label-alignment">
          <ns1:list-level-label-alignment text:label-followed-by="listtab" text:list-tab-stop-position="3.175cm" ns4:text-indent="-0.635cm" ns4:margin-left="3.175cm"/>
        </ns1:list-level-properties>
      </text:list-level-style-bullet>
      <text:list-level-style-bullet text:level="5" text:style-name="Bullet_20_Symbols" text:bullet-char="◦">
        <ns1:list-level-properties text:list-level-position-and-space-mode="label-alignment">
          <ns1:list-level-label-alignment text:label-followed-by="listtab" text:list-tab-stop-position="3.81cm" ns4:text-indent="-0.635cm" ns4:margin-left="3.81cm"/>
        </ns1:list-level-properties>
      </text:list-level-style-bullet>
      <text:list-level-style-bullet text:level="6" text:style-name="Bullet_20_Symbols" text:bullet-char="▪">
        <ns1:list-level-properties text:list-level-position-and-space-mode="label-alignment">
          <ns1:list-level-label-alignment text:label-followed-by="listtab" text:list-tab-stop-position="4.445cm" ns4:text-indent="-0.635cm" ns4:margin-left="4.445cm"/>
        </ns1:list-level-properties>
      </text:list-level-style-bullet>
      <text:list-level-style-bullet text:level="7" text:style-name="Bullet_20_Symbols" text:bullet-char="•">
        <ns1:list-level-properties text:list-level-position-and-space-mode="label-alignment">
          <ns1:list-level-label-alignment text:label-followed-by="listtab" text:list-tab-stop-position="5.08cm" ns4:text-indent="-0.635cm" ns4:margin-left="5.08cm"/>
        </ns1:list-level-properties>
      </text:list-level-style-bullet>
      <text:list-level-style-bullet text:level="8" text:style-name="Bullet_20_Symbols" text:bullet-char="◦">
        <ns1:list-level-properties text:list-level-position-and-space-mode="label-alignment">
          <ns1:list-level-label-alignment text:label-followed-by="listtab" text:list-tab-stop-position="5.715cm" ns4:text-indent="-0.635cm" ns4:margin-left="5.715cm"/>
        </ns1:list-level-properties>
      </text:list-level-style-bullet>
      <text:list-level-style-bullet text:level="9" text:style-name="Bullet_20_Symbols" text:bullet-char="▪">
        <ns1:list-level-properties text:list-level-position-and-space-mode="label-alignment">
          <ns1:list-level-label-alignment text:label-followed-by="listtab" text:list-tab-stop-position="6.35cm" ns4:text-indent="-0.635cm" ns4:margin-left="6.35cm"/>
        </ns1:list-level-properties>
      </text:list-level-style-bullet>
      <text:list-level-style-bullet text:level="10" text:style-name="Bullet_20_Symbols" text:bullet-char="•">
        <ns1:list-level-properties text:list-level-position-and-space-mode="label-alignment">
          <ns1:list-level-label-alignment text:label-followed-by="listtab" text:list-tab-stop-position="6.985cm" ns4:text-indent="-0.635cm" ns4:margin-left="6.985cm"/>
        </ns1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NEXO IV: Diseño del Sistema Software</text:p>
      <text:p text:style-name="P1"/>
      <text:p text:style-name="P1"/>
      <text:h text:style-name="Heading_20_1" text:outline-level="1"><text:span text:style-name="T5">1. </text:span>Introducción</text:h>
      <text:p text:style-name="Standard">En este anexo se presenta el diseño del sistema planteado. Es un modelo que describe la realización física de los casos de uso. El anexo presenta la siguiente estructura:</text:p>
      <text:p text:style-name="Standard"/>
      <text:list xml:id="list2820890520" text:style-name="L1">
        <text:list-item>
          <text:p text:style-name="P6"><text:span text:style-name="T6">Modelo de diseño</text:span>. Se detalla en diferentes puntos.</text:p>
          <text:p text:style-name="P6"/>
          <text:list>
            <text:list-item>
              <text:p text:style-name="P6"><text:span text:style-name="T6">Patrones arquitectónicos y de diseño</text:span><text:span text:style-name="T7">.</text:span> Se muestran los patrones que se utilizarán en el desarrollo del sistema.</text:p>
              <text:p text:style-name="P6"/>
            </text:list-item>
            <text:list-item>
              <text:p text:style-name="P6"><text:span text:style-name="T6">Subsistemas de diseño</text:span><text:span text:style-name="T5">.</text:span> Son una forma de organizar los artefactos del modelo de diseño en unidades manejables.</text:p>
              <text:p text:style-name="P6"/>
            </text:list-item>
            <text:list-item>
              <text:p text:style-name="P6"><text:span text:style-name="T6">Clases de diseño</text:span>. Representan una abstracción de una o varias clases en la implementación del sistema.</text:p>
              <text:p text:style-name="P6"/>
            </text:list-item>
            <text:list-item>
              <text:p text:style-name="P6"><text:span text:style-name="T6">Realización de casos de uso</text:span>. Describen cómo se realizan los casos de uso siguiendo el modelo de<text:span text:style-name="T2"> </text:span>diseño.</text:p>
              <text:p text:style-name="P6"/>
            </text:list-item>
          </text:list>
        </text:list-item>
        <text:list-item>
          <text:p text:style-name="P6"><text:span text:style-name="T6">Diseño de la base de datos</text:span>. Diagrama que muestra la información que se almacena<text:span text:style-name="T5"> </text:span>el sistema y sus relaciones.</text:p>
          <text:p text:style-name="P6"/>
        </text:list-item>
        <text:list-item>
          <text:p text:style-name="P6"><text:span text:style-name="T6">Modelo de despliegue</text:span>. Es un modelo de objetos que describe la distribución física del<text:span text:style-name="T5"> </text:span>sistema mostrando los nodos y su funcionalidad [<text:a ns8:type="simple" ns8:href="#Marcador 1" text:style-name="Internet_20_link" text:visited-style-name="Visited_20_Internet_20_Link">1</text:a>].</text:p>
        </text:list-item>
      </text:list>
      <text:p text:style-name="P1"/>
      <text:p text:style-name="P1"/>
      <text:h text:style-name="Heading_20_1" text:outline-level="1"><text:span text:style-name="T5">2. </text:span>Modelo de Diseño</text:h>
      <text:h text:style-name="Heading_20_2" text:outline-level="2"><text:span text:style-name="T5">2.1 </text:span>Patrones Arquitectónicos y de Diseño</text:h>
      <text:p text:style-name="Text_20_body"/>
      <text:p text:style-name="P1">En esta sección se detallan los patrones arquitectónicos y de diseño que se utilizarán en el<text:span text:style-name="T2"> </text:span>desarrollo del sistema facilitando el mismo teniendo en cuenta las características del sistema<text:span text:style-name="T3">.</text:span></text:p>
      <text:p text:style-name="P1"/>
      <text:p text:style-name="P1"/>
      <text:h text:style-name="P5" text:outline-level="3"><text:span text:style-name="T5">2.1.1 </text:span>Arquitectura basada en componentes (CBA)</text:h>
      <text:p text:style-name="P1"/>
      <text:p text:style-name="P3"><text:span text:style-name="T1">Un sistema está organizado como un conjunto de componentes</text:span><text:span text:style-name="T3"> (funciones o clases), en el cual cada componente se caracteriza por poseer</text:span><text:span text:style-name="T1"> una responsabilidad clar</text:span><text:span text:style-name="T3">a, </text:span><text:span text:style-name="T1">encapsula</text:span><text:span text:style-name="T3">r</text:span><text:span text:style-name="T1"> su estado y</text:span><text:span text:style-name="T5"> </text:span><text:span text:style-name="T1">comportamiento</text:span><text:span text:style-name="T3"> y comunicarse con otros componentes </text:span><text:span text:style-name="T1"><text:s/>mediante </text:span><text:span text:style-name="T3">parámetros y </text:span><text:span text:style-name="T1">eventos</text:span><text:span text:style-name="T3">.</text:span></text:p>
      <text:p text:style-name="P3"/>
      <text:h text:style-name="Heading_20_3" text:outline-level="3"><text:span text:style-name="T5">2.1.2 </text:span>Arquitectura cliente servidor</text:h>
      <text:p text:style-name="P1"/>
      <text:p text:style-name="P1"><text:soft-page-break/>Este patrón organiza un sistema distribuido en dos componentes principales: </text:p>
      <text:p text:style-name="P1"/>
      <text:p text:style-name="P2">Cliente: El componente que inicia las peticiones de servicios o recursos.<text:span text:style-name="T4"> Se <text:s/></text:span>se encarga de la interacción con el usuario<text:span text:style-name="T4"> si es necesario.</text:span></text:p>
      <text:p text:style-name="P2"/>
      <text:p text:style-name="P2">Servidor: El componente que espera peticiones, las procesa y devuelve una respuesta, gestionando de forma centralizada los datos o la lógica compleja. </text:p>
      <text:p text:style-name="P1"/>
      <text:p text:style-name="P1"/>
      <text:h text:style-name="Heading_20_2" text:outline-level="2">2.2. Subsistemas de Diseño</text:h>
      <text:p text:style-name="Text_20_body"/>
      <text:p text:style-name="P1">El sistema se ha dividido en diferentes subsistemas facilitando su manejo.</text:p>
      <text:p text:style-name="P1"/>
      <text:list xml:id="list2629617809" text:style-name="L2">
        <text:list-item>
          <text:p text:style-name="P8"><text:span text:style-name="T6">Subsistema de Presentación (Frontend - ReactJS)</text:span><text:span text:style-name="T9">: <text:s/></text:span>Es el encargado de la interacción con el usuario y la visualización de los datos que provienen de la base de datos.</text:p>
          <text:p text:style-name="P8"/>
        </text:list-item>
        <text:list-item>
          <text:p text:style-name="P8"><text:span text:style-name="T6">Subsistema de Control (Hardware - ESP32)</text:span><text:span text:style-name="T9">: </text:span>Este subsistema gestiona el mundo físico<text:span text:style-name="T9">, el hardware y sus componetes</text:span>.</text:p>
          <text:p text:style-name="P8"/>
        </text:list-item>
        <text:list-item>
          <text:p text:style-name="P8"><text:span text:style-name="T6">Subsistema de Gestión de Datos y Persistencia (Backend - Supabase)</text:span><text:span text:style-name="T9">: se encarga de la gestión de la base de datos y los datos</text:span>. </text:p>
          <text:p text:style-name="P9"/>
        </text:list-item>
      </text:list>
      <text:h text:style-name="Heading_20_2" text:outline-level="2">2.3. Clases de Diseño</text:h>
      <text:p text:style-name="P1"/>
      <text:p text:style-name="P1">A continuación, se detallan los subsistemas a través de las clases de diseño que forman cada<text:span text:style-name="T10"> </text:span>uno de ellos.<text:span text:style-name="T11"> Especificar que el sistema no es POO y por lo tanto se realizara una abstracción .</text:span></text:p>
      <text:p text:style-name="P1"/>
      <text:p text:style-name="P1"/>
      <text:p text:style-name="P1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p text:style-name="Text_20_body"/>
      <text:p text:style-name="Text_20_body"/>
      <text:p text:style-name="Text_20_body"/>
      <text:h text:style-name="Heading_20_3" text:outline-level="3"><text:soft-page-break/>2.3.<text:span text:style-name="T11">1</text:span>. <text:span text:style-name="T8">Subsistema de Presentación (Frontend - ReactJS)</text:span></text:h>
      <text:p text:style-name="Standard">Para desarrollar la aplicación web se utilizará React.js<text:span text:style-name="T12">.</text:span></text:p>
      <text:p text:style-name="Standard"/>
      <text:p text:style-name="Standard"><ns6:frame ns6:style-name="fr3" ns6:name="Imagen1" text:anchor-type="as-char" ns2:width="18.888cm" ns2:height="8.544cm" ns6:z-index="0"><ns6:image ns8:href="Pictures/1000020100000E9F0000069D0F596933DF72E31E.png" ns8:type="simple" ns8:show="embed" ns8:actuate="onLoad" ns6:mime-type="image/png"/></ns6:frame></text:p>
      <text:p text:style-name="Figure_20_Index_20_1">Figura <text:span text:style-name="T13">1</text:span>: <text:span text:style-name="T13">Clases del Subsistema de Presentación</text:span></text:p>
      <text:p text:style-name="Standard"/>
      <text:p text:style-name="Standard"/>
      <text:p text:style-name="Standard"/>
      <text:h text:style-name="Heading_20_3" text:outline-level="3">2.3.<text:span text:style-name="T13">2</text:span>. Subsistema de <text:s/>Control (Hardware - ESP32)</text:h>
      <text:p text:style-name="Text_20_body"/>
      <text:p text:style-name="P10">Representa al hardware, el cual ejecuta las ordenes del usuario sobre los cultivos.</text:p>
      <text:p text:style-name="P10"/>
      <text:p text:style-name="P10"><text:soft-page-break/><ns6:frame ns6:style-name="fr2" ns6:name="Imagen2" text:anchor-type="as-char" ns2:width="7.567cm" ns2:height="11.113cm" ns6:z-index="1"><ns6:image ns8:href="Pictures/100002010000011E000001A470474C9A3A44037C.png" ns8:type="simple" ns8:show="embed" ns8:actuate="onLoad" ns6:mime-type="image/png"/></ns6:frame></text:p>
      <text:p text:style-name="Figure_20_Index_20_1">Figura <text:span text:style-name="T14">2</text:span>: Clases del Subsistema de <text:s/>Control (Hardware - ESP32)</text:p>
      <text:p text:style-name="Standard"/>
      <text:h text:style-name="Heading_20_3" text:outline-level="3">2.3.3. Subsistema de Gestión de Datos y Persistencia (Backend - Supabase)</text:h>
      <text:p text:style-name="Standard"/>
      <text:p text:style-name="Standard">Tenemos la representación del <text:span text:style-name="T15">modelo por un lado y por el otro el de las RPC.</text:span></text:p>
      <text:p text:style-name="Standard"/>
      <text:p text:style-name="Standard"><text:soft-page-break/><ns6:frame ns6:style-name="fr1" ns6:name="Imagen3" text:anchor-type="as-char" ns2:width="17cm" ns2:height="18.815cm" ns6:z-index="2"><ns6:image ns8:href="Pictures/100000000000042B0000049DED72271EC7376FEE.png" ns8:type="simple" ns8:show="embed" ns8:actuate="onLoad" ns6:mime-type="image/png"/></ns6:frame></text:p>
      <text:p text:style-name="P4">Figura <text:span text:style-name="T15">3</text:span>: Clases del <text:span text:style-name="T15">Modelo del Subsistema de Gestión de Datos y Persistencia (Backend - Supabase)</text:span></text:p>
      <text:p text:style-name="Standard"><text:soft-page-break/><ns6:frame ns6:style-name="fr1" ns6:name="Imagen4" text:anchor-type="as-char" ns2:width="17cm" ns2:height="13.614cm" ns6:z-index="3"><ns6:image ns8:href="Pictures/10000000000003DD00000318AB5478B2639562EC.png" ns8:type="simple" ns8:show="embed" ns8:actuate="onLoad" ns6:mime-type="image/png"/></ns6:frame></text:p>
      <text:p text:style-name="Standard"/>
      <text:p text:style-name="P4">Figura <text:span text:style-name="T15">4</text:span>: Clases del <text:span text:style-name="T15">RPCs <text:s/>del Subsistema de Gestión de Datos y Persistencia (Backend - Supabase)</text:span></text:p>
      <text:h text:style-name="Heading_20_2" text:outline-level="2">2.4. Realización Casos de Uso</text:h>
      <text:p text:style-name="Text_20_body"/>
      <text:h text:outline-level="3" text:style-name="Heading_20_3">2.4.1. Paquete Gestion de Autenticacion</text:h>
      <text:p text:style-name="P1">UC-001 Iniciar Sesión</text:p>
      <text:p text:style-name="Standard">[Insertar imagen: UC-001]</text:p>
      <text:p text:style-name="Figure_20_Index_20_1">Figura 5: Diagrama de Secuencia Iniciar Sesión</text:p>
      <text:p text:style-name="P1"/>
      <text:p text:style-name="P1">UC-002 Recuperar Contraseña</text:p>
      <text:p text:style-name="Standard">[Insertar imagen: UC-002]</text:p>
      <text:p text:style-name="Figure_20_Index_20_1">Figura 6: Diagrama de Secuencia Recuperar Contraseña</text:p>
      <text:p text:style-name="P1"/>
      <text:p text:style-name="P1">UC-003 Cerrar Sesión</text:p>
      <text:p text:style-name="Standard">[Insertar imagen: UC-003]</text:p>
      <text:p text:style-name="Figure_20_Index_20_1">Figura 7: Diagrama de Secuencia Cerrar Sesión</text:p>
      <text:p text:style-name="P1"/>
      <text:h text:outline-level="3" text:style-name="Heading_20_3">2.4.2. Paquete Gestion de Usuarios</text:h>
      <text:p text:style-name="P1">UC-004 Cambiar Email</text:p>
      <text:p text:style-name="Standard">[Insertar imagen: UC-004]</text:p>
      <text:p text:style-name="Figure_20_Index_20_1">Figura 8: Diagrama de Secuencia Cambiar Email</text:p>
      <text:p text:style-name="P1"/>
      <text:p text:style-name="P1">UC-005 Cambiar Contraseña</text:p>
      <text:p text:style-name="Standard">[Insertar imagen: UC-005]</text:p>
      <text:p text:style-name="Figure_20_Index_20_1">Figura 9: Diagrama de Secuencia Cambiar Contraseña</text:p>
      <text:p text:style-name="P1"/>
      <text:p text:style-name="P1">UC-006 Crear Propietario</text:p>
      <text:p text:style-name="Standard">[Insertar imagen: UC-006]</text:p>
      <text:p text:style-name="Figure_20_Index_20_1">Figura 10: Diagrama de Secuencia Crear Propietario</text:p>
      <text:p text:style-name="P1"/>
      <text:p text:style-name="P1">UC-007 Activar/Desactivar Propietario</text:p>
      <text:p text:style-name="Standard">[Insertar imagen: UC-007]</text:p>
      <text:p text:style-name="Figure_20_Index_20_1">Figura 11: Diagrama de Secuencia Activar/Desactivar Propietario</text:p>
      <text:p text:style-name="P1"/>
      <text:p text:style-name="P1">UC-008 Eliminar Propietario</text:p>
      <text:p text:style-name="Standard">[Insertar imagen: UC-008]</text:p>
      <text:p text:style-name="Figure_20_Index_20_1">Figura 12: Diagrama de Secuencia Eliminar Propietario</text:p>
      <text:p text:style-name="P1"/>
      <text:p text:style-name="P1">UC-009 Ver Notificaciones Administrador</text:p>
      <text:p text:style-name="Standard">[Insertar imagen: UC-009]</text:p>
      <text:p text:style-name="Figure_20_Index_20_1">Figura 13: Diagrama de Secuencia Ver Notificaciones Administrador</text:p>
      <text:p text:style-name="P1"/>
      <text:p text:style-name="P1">UC-010 Eliminar Notificaciones</text:p>
      <text:p text:style-name="Standard">[Insertar imagen: UC-010]</text:p>
      <text:p text:style-name="Figure_20_Index_20_1">Figura 14: Diagrama de Secuencia Eliminar Notificaciones</text:p>
      <text:p text:style-name="P1"/>
      <text:p text:style-name="P1">UC-011 Ver Notificaciones Sistema</text:p>
      <text:p text:style-name="Standard">[Insertar imagen: UC-011]</text:p>
      <text:p text:style-name="Figure_20_Index_20_1">Figura 15: Diagrama de Secuencia Ver Notificaciones Sistema</text:p>
      <text:p text:style-name="P1"/>
      <text:p text:style-name="P1">UC-012 Crear Usuario</text:p>
      <text:p text:style-name="Standard">[Insertar imagen: UC-012]</text:p>
      <text:p text:style-name="Figure_20_Index_20_1">Figura 16: Diagrama de Secuencia Crear Usuario</text:p>
      <text:p text:style-name="P1"/>
      <text:p text:style-name="P1">UC-013 Activar/Desactivar Usuario</text:p>
      <text:p text:style-name="Standard">[Insertar imagen: UC-013]</text:p>
      <text:p text:style-name="Figure_20_Index_20_1">Figura 17: Diagrama de Secuencia Activar/Desactivar Usuario</text:p>
      <text:p text:style-name="P1"/>
      <text:p text:style-name="P1">UC-014 Eliminar Usuario</text:p>
      <text:p text:style-name="Standard">[Insertar imagen: UC-014]</text:p>
      <text:p text:style-name="Figure_20_Index_20_1">Figura 18: Diagrama de Secuencia Eliminar Usuario</text:p>
      <text:p text:style-name="P1"/>
      <text:p text:style-name="P1">UC-015 Asociar Usuario</text:p>
      <text:p text:style-name="Standard">[Insertar imagen: UC-015]</text:p>
      <text:p text:style-name="Figure_20_Index_20_1">Figura 19: Diagrama de Secuencia Asociar Usuario</text:p>
      <text:p text:style-name="P1"/>
      <text:h text:outline-level="3" text:style-name="Heading_20_3">2.4.3. Paquete Gestion de Sistemas</text:h>
      <text:p text:style-name="P1">UC-016 Crear Sistema</text:p>
      <text:p text:style-name="Standard">[Insertar imagen: UC-016]</text:p>
      <text:p text:style-name="Figure_20_Index_20_1">Figura 20: Diagrama de Secuencia Crear Sistema</text:p>
      <text:p text:style-name="P1"/>
      <text:p text:style-name="P1">UC-017 Renombrar Sistema</text:p>
      <text:p text:style-name="Standard">[Insertar imagen: UC-017]</text:p>
      <text:p text:style-name="Figure_20_Index_20_1">Figura 21: Diagrama de Secuencia Renombrar Sistema</text:p>
      <text:p text:style-name="P1"/>
      <text:p text:style-name="P1">UC-018 Cambiar Código Sistema</text:p>
      <text:p text:style-name="Standard">[Insertar imagen: UC-018]</text:p>
      <text:p text:style-name="Figure_20_Index_20_1">Figura 22: Diagrama de Secuencia Cambiar Código Sistema</text:p>
      <text:p text:style-name="P1"/>
      <text:p text:style-name="P1">UC-019 Eliminar Sistema</text:p>
      <text:p text:style-name="Standard">[Insertar imagen: UC-019]</text:p>
      <text:p text:style-name="Figure_20_Index_20_1">Figura 23: Diagrama de Secuencia Eliminar Sistema</text:p>
      <text:p text:style-name="P1"/>
      <text:h text:outline-level="3" text:style-name="Heading_20_3">2.4.4. Paquete Gestion de ESP32</text:h>
      <text:p text:style-name="P1">UC-020 Crear ESP32</text:p>
      <text:p text:style-name="Standard">[Insertar imagen: UC-020]</text:p>
      <text:p text:style-name="Figure_20_Index_20_1">Figura 24: Diagrama de Secuencia Crear ESP32</text:p>
      <text:p text:style-name="P1"/>
      <text:p text:style-name="P1">UC-021 Renombrar ESP32</text:p>
      <text:p text:style-name="Standard">[Insertar imagen: UC-021]</text:p>
      <text:p text:style-name="Figure_20_Index_20_1">Figura 25: Diagrama de Secuencia Renombrar ESP32</text:p>
      <text:p text:style-name="P1"/>
      <text:p text:style-name="P1">UC-022 Eliminar ESP32</text:p>
      <text:p text:style-name="Standard">[Insertar imagen: UC-022]</text:p>
      <text:p text:style-name="Figure_20_Index_20_1">Figura 26: Diagrama de Secuencia Eliminar ESP32</text:p>
      <text:p text:style-name="P1"/>
      <text:h text:outline-level="3" text:style-name="Heading_20_3">2.4.5. Paquete Gestion de Tanques</text:h>
      <text:p text:style-name="P1">UC-023 Crear Tanque</text:p>
      <text:p text:style-name="Standard">[Insertar imagen: UC-023]</text:p>
      <text:p text:style-name="Figure_20_Index_20_1">Figura 27: Diagrama de Secuencia Crear Tanque</text:p>
      <text:p text:style-name="P1"/>
      <text:p text:style-name="P1">UC-024 Renombrar Tanque</text:p>
      <text:p text:style-name="Standard">[Insertar imagen: UC-024]</text:p>
      <text:p text:style-name="Figure_20_Index_20_1">Figura 28: Diagrama de Secuencia Renombrar Tanque</text:p>
      <text:p text:style-name="P1"/>
      <text:p text:style-name="P1">UC-025 Eliminar Tanque</text:p>
      <text:p text:style-name="Standard">[Insertar imagen: UC-025]</text:p>
      <text:p text:style-name="Figure_20_Index_20_1">Figura 29: Diagrama de Secuencia Eliminar Tanque</text:p>
      <text:p text:style-name="P1"/>
      <text:h text:outline-level="3" text:style-name="Heading_20_3">2.4.6. Paquete Gestion de Bombas</text:h>
      <text:p text:style-name="P1">UC-026 Crear Bomba</text:p>
      <text:p text:style-name="Standard">[Insertar imagen: UC-026]</text:p>
      <text:p text:style-name="Figure_20_Index_20_1">Figura 30: Diagrama de Secuencia Crear Bomba</text:p>
      <text:p text:style-name="P1"/>
      <text:p text:style-name="P1">UC-027 Modificar Bomba</text:p>
      <text:p text:style-name="Standard">[Insertar imagen: UC-027]</text:p>
      <text:p text:style-name="Figure_20_Index_20_1">Figura 31: Diagrama de Secuencia Modificar Bomba</text:p>
      <text:p text:style-name="P1"/>
      <text:p text:style-name="P1">UC-028 Eliminar Bomba</text:p>
      <text:p text:style-name="Standard">[Insertar imagen: UC-028]</text:p>
      <text:p text:style-name="Figure_20_Index_20_1">Figura 32: Diagrama de Secuencia Eliminar Bomba</text:p>
      <text:p text:style-name="P1"/>
      <text:p text:style-name="P1">UC-029 Calibrar Bomba</text:p>
      <text:p text:style-name="Standard">[Insertar imagen: UC-029]</text:p>
      <text:p text:style-name="Figure_20_Index_20_1">Figura 33: Diagrama de Secuencia Calibrar Bomba</text:p>
      <text:p text:style-name="P1"/>
      <text:p text:style-name="P1">UC-030 Listar Calibraciones</text:p>
      <text:p text:style-name="Standard">[Insertar imagen: UC-030]</text:p>
      <text:p text:style-name="Figure_20_Index_20_1">Figura 34: Diagrama de Secuencia Listar Calibraciones</text:p>
      <text:p text:style-name="P1"/>
      <text:p text:style-name="P1">UC-031 Eliminar Calibraciones</text:p>
      <text:p text:style-name="Standard">[Insertar imagen: UC-031]</text:p>
      <text:p text:style-name="Figure_20_Index_20_1">Figura 35: Diagrama de Secuencia Eliminar Calibraciones</text:p>
      <text:p text:style-name="P1"/>
      <text:p text:style-name="P1">UC-032 Listar Ejecución Calibraciones</text:p>
      <text:p text:style-name="Standard">[Insertar imagen: UC-032]</text:p>
      <text:p text:style-name="Figure_20_Index_20_1">Figura 36: Diagrama de Secuencia Listar Ejecución Calibraciones</text:p>
      <text:p text:style-name="P1"/>
      <text:p text:style-name="P1">UC-033 Eliminar Ejecución Calibraciones</text:p>
      <text:p text:style-name="Standard">[Insertar imagen: UC-033]</text:p>
      <text:p text:style-name="Figure_20_Index_20_1">Figura 37: Diagrama de Secuencia Eliminar Ejecución Calibraciones</text:p>
      <text:p text:style-name="P1"/>
      <text:p text:style-name="P1">UC-034 Realizar Bombeo</text:p>
      <text:p text:style-name="Standard">[Insertar imagen: UC-034]</text:p>
      <text:p text:style-name="Figure_20_Index_20_1">Figura 38: Diagrama de Secuencia Realizar Bombeo</text:p>
      <text:p text:style-name="P1"/>
      <text:p text:style-name="P1">UC-035 Listar Bombeos</text:p>
      <text:p text:style-name="Standard">[Insertar imagen: UC-035]</text:p>
      <text:p text:style-name="Figure_20_Index_20_1">Figura 39: Diagrama de Secuencia Listar Bombeos</text:p>
      <text:p text:style-name="P1"/>
      <text:p text:style-name="P1">UC-036 Eliminar Listado Bombeos</text:p>
      <text:p text:style-name="Standard">[Insertar imagen: UC-036]</text:p>
      <text:p text:style-name="Figure_20_Index_20_1">Figura 40: Diagrama de Secuencia Eliminar Listado Bombeos</text:p>
      <text:p text:style-name="P1"/>
      <text:p text:style-name="P1">UC-037 Crear Programación Bombas</text:p>
      <text:p text:style-name="Standard">[Insertar imagen: UC-037]</text:p>
      <text:p text:style-name="Figure_20_Index_20_1">Figura 41: Diagrama de Secuencia Crear Programación Bombas</text:p>
      <text:p text:style-name="P1"/>
      <text:p text:style-name="P1">UC-038 Listar Programaciones Bombas</text:p>
      <text:p text:style-name="Standard">[Insertar imagen: UC-038]</text:p>
      <text:p text:style-name="Figure_20_Index_20_1">Figura 42: Diagrama de Secuencia Listar Programaciones Bombas</text:p>
      <text:p text:style-name="P1"/>
      <text:p text:style-name="P1">UC-039 Actualizar Programación Bombas</text:p>
      <text:p text:style-name="Standard">[Insertar imagen: UC-039]</text:p>
      <text:p text:style-name="Figure_20_Index_20_1">Figura 43: Diagrama de Secuencia Actualizar Programación Bombas</text:p>
      <text:p text:style-name="P1"/>
      <text:p text:style-name="P1">UC-040 Eliminar Programación Bombas</text:p>
      <text:p text:style-name="Standard">[Insertar imagen: UC-040]</text:p>
      <text:p text:style-name="Figure_20_Index_20_1">Figura 44: Diagrama de Secuencia Eliminar Programación Bombas</text:p>
      <text:p text:style-name="P1"/>
      <text:p text:style-name="P1">UC-041 Ejecutar Programación Bombas</text:p>
      <text:p text:style-name="Standard">[Insertar imagen: UC-041]</text:p>
      <text:p text:style-name="Figure_20_Index_20_1">Figura 45: Diagrama de Secuencia Ejecutar Programación Bombas</text:p>
      <text:p text:style-name="P1"/>
      <text:h text:outline-level="3" text:style-name="Heading_20_3">2.4.7. Paquete Gestion de Luces</text:h>
      <text:p text:style-name="P1">UC-042 Crear Luz</text:p>
      <text:p text:style-name="Standard">[Insertar imagen: UC-042]</text:p>
      <text:p text:style-name="Figure_20_Index_20_1">Figura 46: Diagrama de Secuencia Crear Luz</text:p>
      <text:p text:style-name="P1"/>
      <text:p text:style-name="P1">UC-043 Renombrar Luz</text:p>
      <text:p text:style-name="Standard">[Insertar imagen: UC-043]</text:p>
      <text:p text:style-name="Figure_20_Index_20_1">Figura 47: Diagrama de Secuencia Renombrar Luz</text:p>
      <text:p text:style-name="P1"/>
      <text:p text:style-name="P1">UC-044 Eliminar Luz</text:p>
      <text:p text:style-name="Standard">[Insertar imagen: UC-044]</text:p>
      <text:p text:style-name="Figure_20_Index_20_1">Figura 48: Diagrama de Secuencia Eliminar Luz</text:p>
      <text:p text:style-name="P1"/>
      <text:p text:style-name="P1">UC-045 Crear Programación Luz</text:p>
      <text:p text:style-name="Standard">[Insertar imagen: UC-045]</text:p>
      <text:p text:style-name="Figure_20_Index_20_1">Figura 49: Diagrama de Secuencia Crear Programación Luz</text:p>
      <text:p text:style-name="P1"/>
      <text:p text:style-name="P1">UC-046 Listar Programaciones Luces</text:p>
      <text:p text:style-name="Standard">[Insertar imagen: UC-046]</text:p>
      <text:p text:style-name="Figure_20_Index_20_1">Figura 50: Diagrama de Secuencia Listar Programaciones Luces</text:p>
      <text:p text:style-name="P1"/>
      <text:p text:style-name="P1">UC-047 Actualizar Programación Luces</text:p>
      <text:p text:style-name="Standard">[Insertar imagen: UC-047]</text:p>
      <text:p text:style-name="Figure_20_Index_20_1">Figura 51: Diagrama de Secuencia Actualizar Programación Luces</text:p>
      <text:p text:style-name="P1"/>
      <text:p text:style-name="P1">UC-048 Eliminar Programación Luces</text:p>
      <text:p text:style-name="Standard">[Insertar imagen: UC-048]</text:p>
      <text:p text:style-name="Figure_20_Index_20_1">Figura 52: Diagrama de Secuencia Eliminar Programación Luces</text:p>
      <text:p text:style-name="P1"/>
      <text:p text:style-name="P1">UC-049 Ejecutar Programación Luces</text:p>
      <text:p text:style-name="Standard">[Insertar imagen: UC-049]</text:p>
      <text:p text:style-name="Figure_20_Index_20_1">Figura 53: Diagrama de Secuencia Ejecutar Programación Luces</text:p>
      <text:p text:style-name="P1"/>
      <text:p text:style-name="P1">UC-050 Listar Historial Luces</text:p>
      <text:p text:style-name="Standard">[Insertar imagen: UC-050]</text:p>
      <text:p text:style-name="Figure_20_Index_20_1">Figura 54: Diagrama de Secuencia Listar Historial Luces</text:p>
      <text:p text:style-name="P1"/>
      <text:p text:style-name="P1">UC-051 Eliminar Historial Luces</text:p>
      <text:p text:style-name="Standard">[Insertar imagen: UC-051]</text:p>
      <text:p text:style-name="Figure_20_Index_20_1">Figura 55: Diagrama de Secuencia Eliminar Historial Luces</text:p>
      <text:p text:style-name="P1"/>
      <text:h text:outline-level="3" text:style-name="Heading_20_3">2.4.8. Paquete Gestion de Registros</text:h>
      <text:p text:style-name="P1">UC-052 Crear Registro</text:p>
      <text:p text:style-name="Standard">[Insertar imagen: UC-052]</text:p>
      <text:p text:style-name="Figure_20_Index_20_1">Figura 56: Diagrama de Secuencia Crear Registro</text:p>
      <text:p text:style-name="P1"/>
      <text:p text:style-name="P1">UC-053 Listar Registros</text:p>
      <text:p text:style-name="Standard">[Insertar imagen: UC-053]</text:p>
      <text:p text:style-name="Figure_20_Index_20_1">Figura 57: Diagrama de Secuencia Listar Registros</text:p>
      <text:p text:style-name="P1"/>
      <text:p text:style-name="P1">UC-054 Eliminar Registros</text:p>
      <text:p text:style-name="Standard">[Insertar imagen: UC-054]</text:p>
      <text:p text:style-name="Figure_20_Index_20_1">Figura 58: Diagrama de Secuencia Eliminar Registros</text:p>
      <text:p text:style-name="P1"/>
      <text:h text:style-name="Heading_20_1" text:outline-level="1">Bibliografía</text:h>
      <text:p text:style-name="P1">[<text:bookmark-start text:name="Marcador 1"/>1<text:bookmark-end text:name="Marcador 1"/>] Moreno García, M. N. Transparencias de Ingeniería del Software II, Tema 1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align="center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8T00:25:12.583000000</meta:creation-date>
    <meta:generator>LibreOffice/7.0.2.2$Windows_X86_64 LibreOffice_project/8349ace3c3162073abd90d81fd06dcfb6b36b994</meta:generator>
    <dc:date>2026-04-18T17:29:22.411000000</dc:date>
    <meta:editing-duration>PT3H41M11S</meta:editing-duration>
    <meta:editing-cycles>7</meta:editing-cycles>
    <meta:document-statistic meta:table-count="0" meta:image-count="4" meta:object-count="0" meta:page-count="7" meta:paragraph-count="53" meta:word-count="572" meta:character-count="3487" meta:non-whitespace-character-count="2965"/>
  </office:meta>
</office:document-meta>
</file>